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NestedException.hasThrowableCaus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NestedException.SQLNestedException( String msg , Throwable cau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QLNestedException.printStackTrace( PrintWriter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QLNestedException.printStackTrace( PrintStream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QLNestedException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